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fo:orphans="2" fo:widows="2" fo:text-indent="0in" style:auto-text-indent="false"/>
      <style:text-properties fo:font-variant="normal" fo:text-transform="none" fo:color="#500050" style:font-name="arial" fo:font-size="9pt" fo:letter-spacing="normal" fo:font-style="normal" fo:font-weight="normal"/>
    </style:style>
    <style:style style:name="P2" style:family="paragraph" style:parent-style-name="Text_20_body">
      <style:paragraph-properties fo:orphans="2" fo:widows="2"/>
      <style:text-properties fo:font-variant="normal" fo:text-transform="none" fo:color="#500050" style:font-name="arial" fo:font-size="9pt" fo:letter-spacing="normal" fo:font-style="normal" fo:font-weight="normal"/>
    </style:style>
    <style:style style:name="P3" style:family="paragraph" style:parent-style-name="Text_20_body" style:list-style-name="L2"/>
    <style:style style:name="P4" style:family="paragraph" style:parent-style-name="Text_20_body">
      <style:paragraph-properties fo:margin-top="0in" fo:margin-bottom="0in" fo:orphans="2" fo:widows="2"/>
    </style:style>
    <style:style style:name="P5" style:family="paragraph" style:parent-style-name="Text_20_body" style:list-style-name="L1">
      <style:paragraph-properties fo:margin-left="0.1563in" fo:margin-right="0in" fo:margin-top="0in" fo:margin-bottom="0in" fo:orphans="2" fo:widows="2" fo:text-indent="0in" style:auto-text-indent="false"/>
      <style:text-properties fo:font-variant="normal" fo:text-transform="none" fo:color="#500050" style:font-name="arial" fo:font-size="9pt" fo:letter-spacing="normal" fo:font-style="normal" fo:font-weight="normal"/>
    </style:style>
    <style:style style:name="P6" style:family="paragraph" style:parent-style-name="Text_20_body" style:list-style-name="L2">
      <style:paragraph-properties fo:margin-left="0.1563in" fo:margin-right="0in" fo:margin-top="0in" fo:margin-bottom="0in" fo:orphans="2" fo:widows="2" fo:text-indent="0in" style:auto-text-indent="false"/>
      <style:text-properties fo:font-variant="normal" fo:text-transform="none" fo:color="#500050" style:font-name="arial" fo:font-size="9pt" fo:letter-spacing="normal" fo:font-style="normal" fo:font-weight="normal"/>
    </style:style>
    <style:style style:name="P7" style:family="paragraph" style:parent-style-name="Text_20_body" style:list-style-name="L2">
      <style:paragraph-properties fo:margin-left="0.1563in" fo:margin-right="0in" fo:margin-top="0in" fo:margin-bottom="0in" fo:orphans="2" fo:widows="2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8" style:family="paragraph" style:parent-style-name="Text_20_body" style:list-style-name="L1">
      <style:paragraph-properties fo:margin-left="0.1563in" fo:margin-right="0in" fo:margin-top="0in" fo:margin-bottom="0in" fo:orphans="2" fo:widows="2" fo:text-indent="0in" style:auto-text-indent="false"/>
    </style:style>
    <style:style style:name="P9" style:family="paragraph" style:parent-style-name="Text_20_body" style:list-style-name="L1">
      <style:paragraph-properties fo:margin-left="0.1563in" fo:margin-right="0in" fo:orphans="2" fo:widows="2" fo:text-indent="0in" style:auto-text-indent="false"/>
      <style:text-properties fo:font-variant="normal" fo:text-transform="none" fo:color="#500050" style:font-name="arial" fo:font-size="9pt" fo:letter-spacing="normal" fo:font-style="normal" fo:font-weight="normal"/>
    </style:style>
    <style:style style:name="P10" style:family="paragraph" style:parent-style-name="Text_20_body" style:list-style-name="L2">
      <style:paragraph-properties fo:margin-left="0.1563in" fo:margin-right="0in" fo:orphans="2" fo:widows="2" fo:text-indent="0in" style:auto-text-indent="false"/>
      <style:text-properties fo:font-variant="normal" fo:text-transform="none" fo:color="#500050" style:font-name="arial" fo:font-size="9pt" fo:letter-spacing="normal" fo:font-style="normal" fo:font-weight="normal"/>
    </style:style>
    <style:style style:name="P11" style:family="paragraph" style:parent-style-name="Text_20_body" style:list-style-name="L2">
      <style:paragraph-properties fo:margin-left="0.1563in" fo:margin-right="0in" fo:orphans="2" fo:widows="2" fo:text-indent="0in" style:auto-text-indent="false"/>
    </style:style>
    <style:style style:name="T1" style:family="text">
      <style:text-properties fo:font-variant="normal" fo:text-transform="none" fo:color="#500050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1155cc" style:font-name="arial" fo:font-size="9pt" fo:letter-spacing="normal" fo:font-style="normal" fo:font-weight="normal"/>
    </style:style>
    <style:style style:name="Sect1" style:family="section">
      <style:section-properties fo:background-color="#f1f1f1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acterísticas:</text:p>
      <text:list xml:id="list1697988367117895820" text:style-name="L1">
        <text:list-item>
          <text:p text:style-name="P5">Aplicación alojada en la nube (aplicación Web)</text:p>
          <text:list>
            <text:list-item>
              <text:p text:style-name="P8"><text:span text:style-name="T1">Nombre de dominio. Ej.: </text:span><text:a xlink:type="simple" xlink:href="http://plasticosnuevacordoba.com.ar/" office:target-frame-name="_blank" xlink:show="new" text:style-name="Internet_20_link" text:visited-style-name="Visited_20_Internet_20_Link"><text:span text:style-name="T2">plasticosnuevacordoba.com.ar</text:span></text:a></text:p>
              <text:list>
                <text:list-item>
                  <text:p text:style-name="P5">Se reserva el nombre de dominio (Precios a confirmar)</text:p>
                </text:list-item>
              </text:list>
            </text:list-item>
            <text:list-item>
              <text:p text:style-name="P5">Contratar servidor para alojar la aplicacion</text:p>
              <text:list>
                <text:list-item>
                  <text:p text:style-name="P5">Servidor de aplicaciones (Precios a confirmar)</text:p>
                </text:list-item>
                <text:list-item>
                  <text:p text:style-name="P5">Servidor de base de datos (Precios a confirmar)</text:p>
                </text:list-item>
              </text:list>
            </text:list-item>
          </text:list>
        </text:list-item>
        <text:list-item>
          <text:p text:style-name="P5">Escalabilidad en reglas de negocios</text:p>
          <text:list>
            <text:list-item>
              <text:p text:style-name="P5">Permitir el crecimiento creando nuevos puntos de ventas, rubros, categorías, productos</text:p>
            </text:list-item>
          </text:list>
        </text:list-item>
        <text:list-item>
          <text:p text:style-name="P5">Escalabilidad en funcionalidades</text:p>
          <text:list>
            <text:list-item>
              <text:p text:style-name="P5">Permitir el enriquecimiento de la aplicación creando nuevas funcionalidades, minimizando el tiempo de desarrollo</text:p>
            </text:list-item>
          </text:list>
        </text:list-item>
        <text:list-item>
          <text:p text:style-name="P5">Seguridad integrada</text:p>
          <text:list>
            <text:list-item>
              <text:p text:style-name="P5">Seguridad basada en usuarios, permisos y roles</text:p>
            </text:list-item>
          </text:list>
        </text:list-item>
        <text:list-item>
          <text:p text:style-name="P5">Certificado de seguridad digital</text:p>
          <text:list>
            <text:list-item>
              <text:p text:style-name="P9">Seguridad avanzada mediante instalación de certificados digitales</text:p>
            </text:list-item>
          </text:list>
        </text:list-item>
      </text:list>
      <text:p text:style-name="P4"/>
      <text:p text:style-name="P2">Funcionalidades:</text:p>
      <text:section text:style-name="Sect1" text:name="q_15e6262986f0e04a_3">
        <text:list xml:id="list5472791335260161413" text:style-name="L2">
          <text:list-header>
            <text:p text:style-name="P3"/>
          </text:list-header>
        </text:list>
      </text:section>
      <text:list xml:id="list38350732" text:continue-numbering="true" text:style-name="L2">
        <text:list-item>
          <text:p text:style-name="P6">Parametros por defecto configurables: Se crean la primera vez cuando se ejecuta la puesta en marcha de la aplicación, y sirven como información predeterminada</text:p>
          <text:list>
            <text:list-item>
              <text:p text:style-name="P6">Dos listas de precios</text:p>
              <text:list>
                <text:list-item>
                  <text:p text:style-name="P6">Minorista</text:p>
                </text:list-item>
                <text:list-item>
                  <text:p text:style-name="P6">Mayorista</text:p>
                </text:list-item>
              </text:list>
            </text:list-item>
            <text:list-item>
              <text:p text:style-name="P6">Catalogo de productos</text:p>
              <text:list>
                <text:list-item>
                  <text:p text:style-name="P6">Rubro</text:p>
                </text:list-item>
                <text:list-item>
                  <text:p text:style-name="P6">Categoria</text:p>
                </text:list-item>
                <text:list-item>
                  <text:p text:style-name="P6">SubCategoria</text:p>
                </text:list-item>
                <text:list-item>
                  <text:p text:style-name="P6">Producto</text:p>
                </text:list-item>
              </text:list>
            </text:list-item>
            <text:list-item>
              <text:p text:style-name="P6">Envase</text:p>
              <text:list>
                <text:list-item>
                  <text:p text:style-name="P6">Define la cantidad de unidades de un determinado producto en el momento de creación de una venta</text:p>
                </text:list-item>
              </text:list>
            </text:list-item>
          </text:list>
        </text:list-item>
        <text:list-item>
          <text:p text:style-name="P6">Secciones especificas para crear nuevos elementos o moficiar elementos existentes</text:p>
          <text:list>
            <text:list-item>
              <text:p text:style-name="P6">Listas de precios</text:p>
              <text:list>
                <text:list-item>
                  <text:p text:style-name="P6">Mayorista</text:p>
                </text:list-item>
                <text:list-item>
                  <text:p text:style-name="P6">Minorista</text:p>
                </text:list-item>
              </text:list>
            </text:list-item>
            <text:list-item>
              <text:p text:style-name="P6">Catalogo de productos</text:p>
              <text:list>
                <text:list-item>
                  <text:p text:style-name="P6">Rubro</text:p>
                </text:list-item>
                <text:list-item>
                  <text:p text:style-name="P6">Categoria</text:p>
                </text:list-item>
                <text:list-item>
                  <text:p text:style-name="P6">SubCategoria</text:p>
                </text:list-item>
                <text:list-item>
                  <text:p text:style-name="P6">Producto</text:p>
                </text:list-item>
              </text:list>
            </text:list-item>
            <text:list-item>
              <text:p text:style-name="P6">Clientes</text:p>
            </text:list-item>
            <text:list-item>
              <text:p text:style-name="P6">Clientes personalizados</text:p>
              <text:list>
                <text:list-item>
                  <text:p text:style-name="P6">Se podrán configurar listas de precios, envases etc. que aplican solo a un cliente específico</text:p>
                </text:list-item>
              </text:list>
            </text:list-item>
            <text:list-item>
              <text:p text:style-name="P6">Proveedores</text:p>
            </text:list-item>
            <text:list-item>
              <text:p text:style-name="P6">Crear compra</text:p>
            </text:list-item>
            <text:list-item>
              <text:p text:style-name="P6">Crear venta</text:p>
            </text:list-item>
            <text:list-item>
              <text:p text:style-name="P6">Crear presupuesto</text:p>
            </text:list-item>
          </text:list>
        </text:list-item>
        <text:list-item>
          <text:p text:style-name="P6">Importación masiva de elementos por excel</text:p>
        </text:list-item>
        <text:list-item>
          <text:p text:style-name="P6">Parámetros personalizados: permite modificar los parametros por defecto al momento de la venta</text:p>
          <text:list>
            <text:list-item>
              <text:p text:style-name="P6">Cambiar precio</text:p>
            </text:list-item>
            <text:list-item>
              <text:p text:style-name="P6">Cambiar envase</text:p>
            </text:list-item>
            <text:list-item>
              <text:p text:style-name="P6">Cambiar cantidad de unidades del producto por envase</text:p>
            </text:list-item>
          </text:list>
        </text:list-item>
        <text:list-item>
          <text:p text:style-name="P7">Control de Caja</text:p>
          <text:list>
            <text:list-item>
              <text:p text:style-name="P7">Seguimiento del capital existente contabilizado por unidad de billete</text:p>
            </text:list-item>
            <text:list-item>
              <text:p text:style-name="P7">Movimientos</text:p>
            </text:list-item>
          </text:list>
        </text:list-item>
        <text:list-item>
          <text:p text:style-name="P6">Reportes</text:p>
          <text:list>
            <text:list-item>
              <text:p text:style-name="P6">Control de stock</text:p>
              <text:list>
                <text:list-item>
                  <text:p text:style-name="P6">Se mostrará en pantalla o se imprimirá la trazabilidad por producto. Stock actual al momento de la consulta.</text:p>
                  <text:list>
                    <text:list-item>
                      <text:p text:style-name="P6">Independiente: por punto de venta</text:p>
                    </text:list-item>
                    <text:list-item>
                      <text:p text:style-name="P6"><text:soft-page-break/>Consolidado: stock general</text:p>
                      <text:list>
                        <text:list-item>
                          <text:p text:style-name="P6">Permitirá detectar tranferencias de stock entre puntos de venta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Ganancia</text:p>
              <text:list>
                <text:list-item>
                  <text:p text:style-name="P6">Se calcula la ganancia obtenida</text:p>
                  <text:list>
                    <text:list-item>
                      <text:p text:style-name="P6">Por producto</text:p>
                    </text:list-item>
                    <text:list-item>
                      <text:p text:style-name="P6">Por punto de venta</text:p>
                    </text:list-item>
                    <text:list-item>
                      <text:p text:style-name="P6">Por periodo</text:p>
                    </text:list-item>
                  </text:list>
                </text:list-item>
              </text:list>
            </text:list-item>
            <text:list-item>
              <text:p text:style-name="P6">Analisis</text:p>
              <text:list>
                <text:list-item>
                  <text:p text:style-name="P6">Permitirá detectar el progreso de las ganancias</text:p>
                  <text:list>
                    <text:list-item>
                      <text:p text:style-name="P6">Visualizar progreso</text:p>
                    </text:list-item>
                    <text:list-item>
                      <text:p text:style-name="P10">Visualizar tendencia</text:p>
                    </text:list-item>
                  </text:list>
                </text:list-item>
              </text:list>
            </text:list-item>
            <text:list-item>
              <text:p text:style-name="P11"><text:span text:style-name="T1">Impresión de reporte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4S</meta:editing-duration>
    <meta:editing-cycles>3</meta:editing-cycles>
    <meta:generator>OpenOffice/4.1.3$Win32 OpenOffice.org_project/413m1$Build-9783</meta:generator>
    <dc:date>2017-09-15T18:15:16.34</dc:date>
    <meta:document-statistic meta:table-count="0" meta:image-count="0" meta:object-count="0" meta:page-count="2" meta:paragraph-count="67" meta:word-count="375" meta:character-count="2272"/>
    <dc:creator>Sebastian Carrizo</dc:creator>
    <meta:user-defined meta:name="Info 1"/>
    <meta:user-defined meta:name="Info 2"/>
    <meta:user-defined meta:name="Info 3"/>
    <meta:user-defined meta:name="Info 4"/>
  </office:meta>
</office:document-meta>
</file>